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15%" fo:text-align="justify" style:justify-single-word="false"/>
      <style:text-properties style:font-name="Times New Roman" fo:font-size="12pt" officeooo:paragraph-rsid="00a65943" style:font-size-asian="12pt" style:font-size-complex="12pt"/>
    </style:style>
    <style:style style:name="P3"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5"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e9dca" officeooo:paragraph-rsid="017e9dca" style:font-size-asian="12pt" style:font-size-complex="12pt"/>
    </style:style>
    <style:style style:name="P6" style:family="paragraph" style:parent-style-name="Text_20_body" style:list-style-name="L1">
      <style:paragraph-properties fo:line-height="115%" fo:text-align="justify" style:justify-single-word="false"/>
      <style:text-properties fo:font-size="12pt" officeooo:rsid="017e9dca" officeooo:paragraph-rsid="017e9dca" style:font-size-asian="12pt" style:font-size-complex="12pt"/>
    </style:style>
    <style:style style:name="P7" style:family="paragraph" style:parent-style-name="Text_20_body" style:list-style-name="L2">
      <style:paragraph-properties fo:line-height="115%" fo:text-align="justify" style:justify-single-word="false"/>
      <style:text-properties fo:font-size="12pt" officeooo:rsid="017e9dca" officeooo:paragraph-rsid="018063ef" style:font-size-asian="12pt" style:font-size-complex="12pt"/>
    </style:style>
    <style:style style:name="P8" style:family="paragraph" style:parent-style-name="Text_20_body" style:list-style-name="L2">
      <style:paragraph-properties fo:line-height="115%" fo:text-align="justify" style:justify-single-word="false"/>
      <style:text-properties fo:font-size="12pt" officeooo:rsid="017e9dca" officeooo:paragraph-rsid="018167a0" style:font-size-asian="12pt" style:font-size-complex="12pt"/>
    </style:style>
    <style:style style:name="P9" style:family="paragraph" style:parent-style-name="Text_20_body" style:list-style-name="L1">
      <style:paragraph-properties fo:line-height="115%" fo:text-align="justify" style:justify-single-word="false"/>
      <style:text-properties fo:font-size="12pt" officeooo:rsid="018063ef" officeooo:paragraph-rsid="018063ef" style:font-size-asian="12pt" style:font-size-complex="12pt"/>
    </style:style>
    <style:style style:name="P10" style:family="paragraph" style:parent-style-name="Text_20_body" style:list-style-name="L1">
      <style:paragraph-properties fo:line-height="115%" fo:text-align="justify" style:justify-single-word="false"/>
      <style:text-properties fo:font-size="12pt" officeooo:rsid="018167a0" officeooo:paragraph-rsid="018167a0" style:font-size-asian="12pt" style:font-size-complex="12pt"/>
    </style:style>
    <style:style style:name="P11" style:family="paragraph" style:parent-style-name="Text_20_body" style:list-style-name="L2">
      <style:paragraph-properties fo:line-height="115%" fo:text-align="justify" style:justify-single-word="false"/>
      <style:text-properties fo:font-size="12pt" officeooo:rsid="0182976c" officeooo:paragraph-rsid="0182976c" style:font-size-asian="12pt" style:font-size-complex="12pt"/>
    </style:style>
    <style:style style:name="P12" style:family="paragraph" style:parent-style-name="Text_20_body" style:list-style-name="L1">
      <style:paragraph-properties fo:line-height="115%" fo:text-align="justify" style:justify-single-word="false"/>
      <style:text-properties officeooo:rsid="018167a0" officeooo:paragraph-rsid="018167a0"/>
    </style:style>
    <style:style style:name="P13" style:family="paragraph" style:parent-style-name="Heading_20_2">
      <style:paragraph-properties fo:line-height="115%" fo:text-align="justify" style:justify-single-word="false"/>
      <style:text-properties fo:font-size="12pt" style:font-size-asian="12pt" style:font-size-complex="12pt"/>
    </style:style>
    <style:style style:name="P14" style:family="paragraph" style:parent-style-name="Heading_20_2">
      <style:paragraph-properties fo:line-height="115%" fo:text-align="justify" style:justify-single-word="false"/>
      <style:text-properties fo:font-size="12pt" officeooo:rsid="017e9dca" officeooo:paragraph-rsid="017e9dca" style:font-size-asian="12pt" style:font-size-complex="12pt"/>
    </style:style>
    <style:style style:name="P15"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T1" style:family="text">
      <style:text-properties fo:font-size="12pt" style:font-size-asian="12pt" style:font-size-complex="12pt"/>
    </style:style>
    <style:style style:name="T2" style:family="text">
      <style:text-properties officeooo:rsid="017d68ba"/>
    </style:style>
    <style:style style:name="T3" style:family="text">
      <style:text-properties officeooo:rsid="017e9d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2"/>
      <text:p text:style-name="P3">CAPITULO <text:span text:style-name="T2">VI</text:span></text:p>
      <text:h text:style-name="P5" text:outline-level="1"><text:bookmark-start text:name="__RefHeading___Toc2496_487598608"/>CONCLUSIONES Y RECOMENDACIONES<text:bookmark-end text:name="__RefHeading___Toc2496_487598608"/></text:h>
      <text:h text:style-name="P15" text:outline-level="2"><text:bookmark-start text:name="__RefHeading___Toc2498_487598608"/>INTRODUCCIÓN<text:bookmark-end text:name="__RefHeading___Toc2498_487598608"/></text:h>
      <text:p text:style-name="P4">El objetivo del presente capitulo es <text:span text:style-name="T3">mostrar el análisis de la implementación del proyecto desarrollado.</text:span></text:p>
      <text:h text:style-name="P13" text:outline-level="2">C<text:span text:style-name="T3">ONCLUSIONES</text:span></text:h>
      <text:list xml:id="list7839164453217841650" text:style-name="L1">
        <text:list-item>
          <text:p text:style-name="P6">Se desarrollo el sistema de digital para el Ministerio de Obras Públicas, Servicios y Vivienda.</text:p>
        </text:list-item>
        <text:list-item>
          <text:p text:style-name="P9">La obtención de datos de la firma digital incrustada en los documentos PDF se ha aplicado sólo para documentos que se firman con la plataforma en el proceso de registro o modificación de datos en el mismo momento que esto ocurre, descartándose la posibilidad de obtener los datos de un documento ya firmado con cualquier otra herramienta, ya que no existe la certeza de que corresponda con la persona que realiza el registro o modificación de los datos.</text:p>
        </text:list-item>
        <text:list-item>
          <text:p text:style-name="P9">El esquema de firma de contratos incluye que se generen hasta tres copias por cada contrato: un contrato original sin firmas, un contrato con la firma del vendedor y otro con la firma de ambas partes; esto para tener evidencia de cada etapa del proceso para futuros reclamos legales que puedan suscitarse.</text:p>
        </text:list-item>
        <text:list-item>
          <text:p text:style-name="P9">El primero en firmar un contrato será el vendedor ya que legalmente es el que menos arriesga en un proceso de compra.</text:p>
        </text:list-item>
        <text:list-item>
          <text:p text:style-name="P9">El contrato PDF se visualizará sin ninguna firma o cuando contenga las firmas de ambas partes para no generar ningún tipo de desventaja legal para los involucrados comportándose la plataforma como un notario virtual.</text:p>
        </text:list-item>
        <text:list-item>
          <text:p text:style-name="P9">Tanto la incrustación de la firma digital como la del sello de tiempo dentro de los documentos PDF son tecnologías factibles.</text:p>
        </text:list-item>
        <text:list-item>
          <text:p text:style-name="P9">Todo proceso de firma digital y sellado de tiempo son tecnologías que tienen cien por ciento de valor legal en localidades que cuenten con autoridades de certificación autorizadas o que tengan leyes definidas que los avalen; así, los certificados emitidos fuera del Perú tienen valor legal dentro del territorio.</text:p>
        </text:list-item>
        <text:list-item>
          <text:p text:style-name="P12"><text:span text:style-name="T1">Este sistema podría utilizaren la agilización de los diversos trámites que se realizan en una institución, en donde se requiera firmar documentos oficiales, en distintos </text:span><text:soft-page-break/><text:span text:style-name="T1">niveles de jerarquía, una autorización, un visto bueno, por ejemplo.. </text:span></text:p>
        </text:list-item>
        <text:list-item>
          <text:p text:style-name="P10">Se desarrollaron algoritmos para codificar y decodificar una firma digital, además se implementó una base de datos para el funcionamiento del sistema. Se creó un software que efectúa los procesos del servidor, para la encriptación y la administración de la base de datos., así como una aplicación para el sistema operativo Android, que genera códigos QR a partir de un proceso del servidor y es capaz de leerlos. También se logró la comunicación de red inalámbrica entre los dispositivos móviles y el servidor.</text:p>
        </text:list-item>
        <text:list-item>
          <text:p text:style-name="P10">Además es posible ampliar el sistema a diversos casos de uso, donde se requiera identificarse ante alguna empresa, para un sistema en el que el usuario únicamente requiera de su dispositivo móvil para pagar un producto y en sistemas del mismo rubro, por ejemplo.</text:p>
        </text:list-item>
        <text:list-item>
          <text:p text:style-name="P10">Finalmente, comparando el sistema propuesto con el desarrollado en la universidad de Sao Paulo, se logró una mejora en el tiempo de 45 segundos de la codificación y decodificación de las firmas digitales, ya que con el sistema propuesto se consigue realizar en un aproximado de 5 segundos, dependiendo de la velocidad de conexión a internet.</text:p>
        </text:list-item>
      </text:list>
      <text:h text:style-name="P14" text:outline-level="2">RECOMENDACIONES</text:h>
      <text:list xml:id="list7540462921313479081" text:style-name="L2">
        <text:list-item>
          <text:p text:style-name="P7">En el proceso de firma digital de documentos PDF se debe proteger de mejor manera la información personal del firmante, por lo cual, se recomienda el desarrollo de aplicaciones que eviten que se transfiera información privada, o lo menos posible, a través de la red manejándose esta en la máquina del cliente únicamente (p.e. applet)</text:p>
        </text:list-item>
        <text:list-item>
          <text:p text:style-name="P7">Las aplicaciones de firma digital pueden ser muy útiles si lo que se requiere es integridad de la información, autenticación del emisor, si se requiere evitar el no repudio, o si se requiere confidencialidad en los mensajes</text:p>
        </text:list-item>
        <text:list-item>
          <text:p text:style-name="P8">El proceso de firma digital al ser una solución computacional permite reducir los cuellos de botella generados en procesos de trámites documentarios masivos, mediante la definición de políticas de uso.</text:p>
        </text:list-item>
        <text:list-item>
          <text:p text:style-name="P11">Lo idóneo sería utilizar procedimientos web “puros”, pero lamentablemente las APIs criptográficas que presentan los navegadores son inexistentes o se encuentran en un estadio muy primitivo de evolución. La W3C y la fundación mozilla están <text:soft-page-break/>desarrollando el estándar DOMCrypt, aunque su elevación a recomendación W3C no está prevista hasta enero del 2015.</text:p>
        </text:list-item>
        <text:list-item>
          <text:p text:style-name="P11">Al no existir procedimientos web puros, muchos integradores optan por desarrollar plugins de navegador por diversos métodos, ActiveX, Java, jws, npapi, etc. Sin embargo, esta solución no es perfecta porque no existe un método común para todos los navegadores existentes y porque introduce dependencias adicionales en los sistemas de los usuarios.</text:p>
        </text:list-item>
        <text:list-item>
          <text:p text:style-name="P11">Por último, también existe la posibilidad de usar aplicaciones helper, que se asocian a un determinado tipo mime para que el navegador las abra en el momento de efectuar la firma. Ejemplos de estas son Acrobat X, jSignPdf, o XolidoSig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25T23:55:12.125207622</dc:date>
    <meta:editing-duration>PT14H59M7S</meta:editing-duration>
    <meta:editing-cycles>140</meta:editing-cycles>
    <meta:generator>LibreOffice/5.0.3.2$Linux_X86_64 LibreOffice_project/00m0$Build-2</meta:generator>
    <meta:print-date>2015-11-11T07:44:22.811313167</meta:print-date>
    <meta:printed-by>armin </meta:printed-by>
    <dc:creator>armin </dc:creator>
    <meta:document-statistic meta:table-count="0" meta:image-count="0" meta:object-count="0" meta:page-count="4" meta:paragraph-count="24" meta:word-count="799" meta:character-count="4879" meta:non-whitespace-character-count="4124"/>
  </office:meta>
</office:document-meta>
</file>